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fo:font-weight="bold" style:font-size-asian="25pt" style:font-weight-asian="bold" style:font-size-complex="2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5pt" fo:font-weight="bold" style:font-size-asian="35pt" style:font-weight-asian="bold" style:font-size-complex="3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style="normal" style:font-size-asian="16pt" style:font-style-asian="normal" style:font-size-complex="16pt" style:font-style-complex="normal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ường Đại Học Thủy Lợi</text:p>
      <text:p text:style-name="P1"/>
      <text:p text:style-name="P4">Khoa Công Nghệ Thông Tin</text:p>
      <text:p text:style-name="P2"/>
      <text:p text:style-name="P7">BÁO CÁO BÀI TẬP LỚN</text:p>
      <text:p text:style-name="P5"/>
      <text:p text:style-name="P5"/>
      <text:p text:style-name="P6"><text:tab/><text:tab/><text:span text:style-name="T1">Giáo viên hướng dẫn : Kiều Tuấn Dũng</text:span></text:p>
      <text:p text:style-name="P8"><text:tab/><text:tab/>Nhóm sinh viên thực hiện : Lê Văn Hoàng</text:p>
      <text:p text:style-name="P8"><text:tab/><text:tab/><text:tab/><text:tab/><text:tab/><text:tab/><text:tab/>Trần Tuấn Thành</text:p>
      <text:p text:style-name="P8"/>
      <text:p text:style-name="P8"/>
      <text:p text:style-name="P6"><text:span text:style-name="T1"><text:tab/></text:span><text:span text:style-name="T3">Chương 1 : Mở Đầu.</text:span></text:p>
      <text:p text:style-name="P9"/>
      <text:p text:style-name="P6"><text:span text:style-name="T3"><text:tab/><text:tab/></text:span><text:span text:style-name="T2">Mục tiêu của trang web là giúp giáo viên có thể quản lý sinh viên <text:tab/>tiện lợi và dễ dàng.</text:span></text:p>
      <text:p text:style-name="P10"/>
      <text:p text:style-name="P6"><text:span text:style-name="T2"><text:tab/></text:span><text:span text:style-name="T3">Chương 2 : Nội dung website.</text:span></text:p>
      <text:p text:style-name="P9"/>
      <text:p text:style-name="P6"><text:span text:style-name="T3"><text:tab/><text:tab/>-) </text:span><text:span text:style-name="T2">Giáo viên có thể chỉnh sửa danh sách học sinh, điểm danh theo <text:tab/>sơ đồ , thêm lớp học.</text:span></text:p>
      <text:p text:style-name="P10"><text:tab/><text:tab/>-) Sinh viên có thể xem mà không thể chỉnh sửa .</text:p>
      <text:p text:style-name="P10"/>
      <text:p text:style-name="P6"><text:span text:style-name="T2"><text:tab/></text:span><text:span text:style-name="T3">Chương 3 : Công việc .</text:span></text:p>
      <text:p text:style-name="P9"/>
      <text:p text:style-name="P6"><text:span text:style-name="T3"><text:tab/></text:span><text:span text:style-name="T2"><text:tab/></text:span><text:span text:style-name="T4">+) Lê Văn Hoàng :</text:span></text:p>
      <text:p text:style-name="P10"/>
      <text:list xml:id="list3741456266537735526" text:style-name="L1">
        <text:list-item>
          <text:list>
            <text:list-item>
              <text:list>
                <text:list-item>
                  <text:list>
                    <text:list-item>
                      <text:p text:style-name="P13">) Trang chủ của admin, user .</text:p>
                    </text:list-item>
                    <text:list-item>
                      <text:p text:style-name="P13">) Login , Log out , Register của trang User.</text:p>
                    </text:list-item>
                    <text:list-item>
                      <text:p text:style-name="P13">) Login , Log out <text:s/>của trang Admin</text:p>
                    </text:list-item>
                    <text:list-item>
                      <text:p text:style-name="P13">) Các chức năng xử lý SQL</text:p>
                    </text:list-item>
                    <text:list-item>
                      <text:p text:style-name="P13">) Trang chức năng hiển thị danh sách sinh viên admin ( Thêm, <text:soft-page-break/>sửa , xóa ) | user ( chỉ xem ).</text:p>
                    </text:list-item>
                    <text:list-item>
                      <text:p text:style-name="P13">) Thiết kế database</text:p>
                    </text:list-item>
                    <text:list-item>
                      <text:p text:style-name="P13">) CSS , HTML , PHP , Javascript , Bootstrap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/>
      <text:p text:style-name="P10"><text:tab/><text:tab/><text:span text:style-name="T5">+) Trần Tuấn Thành :</text:span></text:p>
      <text:p text:style-name="P10"/>
      <text:list xml:id="list8873045775433862475" text:style-name="L2">
        <text:list-item>
          <text:list>
            <text:list-item>
              <text:list>
                <text:list-item>
                  <text:p text:style-name="P14">) Trang hiển thị thống kê sinh viên admin ( Sửa, Xóa ) | user ( chỉ xem )</text:p>
                </text:list-item>
                <text:list-item>
                  <text:p text:style-name="P14">) Giáo viên thêm khóa học mới.</text:p>
                </text:list-item>
                <text:list-item>
                  <text:p text:style-name="P14">) Viết báo cáo</text:p>
                </text:list-item>
                <text:list-item>
                  <text:p text:style-name="P14">) Database của phần mình.</text:p>
                </text:list-item>
                <text:list-item>
                  <text:p text:style-name="P14">) CSS , HTML , PHP , Javascript , Bootstrap</text:p>
                </text:list-item>
              </text:list>
            </text:list-item>
          </text:list>
        </text:list-item>
      </text:list>
      <text:p text:style-name="P10"/>
      <text:p text:style-name="P6"><text:span text:style-name="T2"><text:tab/></text:span><text:span text:style-name="T3">Chương 4 : Chấm điểm cá nhân . <text:line-break/><text:line-break/><text:tab/><text:tab/></text:span><text:span text:style-name="T2">+) Lê Văn Hoàng : 8đ .<text:line-break/><text:tab/><text:tab/>+) Trần Tuấn Thành : 7đ 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ỏa Vô Song</meta:initial-creator>
    <meta:creation-date>2018-10-16T16:39:17.49</meta:creation-date>
    <dc:date>2018-10-29T09:41:40.80</dc:date>
    <dc:creator>Hỏa Vô Song</dc:creator>
    <meta:editing-duration>PT20M15S</meta:editing-duration>
    <meta:editing-cycles>7</meta:editing-cycles>
    <meta:generator>OpenOffice/4.1.4$Win32 OpenOffice.org_project/414m5$Build-9788</meta:generator>
    <meta:document-statistic meta:table-count="0" meta:image-count="0" meta:object-count="0" meta:page-count="3" meta:paragraph-count="27" meta:word-count="262" meta:character-count="1076"/>
  </office:meta>
</office:document-meta>
</file>